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i>F</mi>
        <mo stretchy="false">=</mo>
        <mrow>
          <mo stretchy="false">−</mo>
          <mi>m</mi>
        </mrow>
      </mrow>
      <mrow>
        <mo stretchy="false">∑</mo>
        <mrow>
          <mo fence="true" form="prefix" stretchy="true">(</mo>
          <mrow>
            <mfrac>
              <msub>
                <mi mathvariant="italic">GM</mi>
                <mi>A</mi>
              </msub>
              <mrow>
                <mo fence="true" form="prefix" stretchy="false">|</mo>
                <mrow>
                  <mrow>
                    <mi>x</mi>
                    <mo stretchy="false">−</mo>
                    <msub>
                      <mi>x</mi>
                      <mi>A</mi>
                    </msub>
                  </mrow>
                </mrow>
                <mo fence="true" form="postfix" stretchy="false">|</mo>
              </mrow>
            </mfrac>
          </mrow>
          <mo fence="true" form="postfix" stretchy="true">)</mo>
        </mrow>
      </mrow>
    </mrow>
    <annotation encoding="StarMath 5.0">F = -m sum left ({ GM_A } over { lline x - x_A rline }right)</annotation>
  </semantics>
</math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03T14:35:50.866932221</meta:creation-date>
    <meta:generator>LibreOffice/7.1.3.2$Linux_X86_64 LibreOffice_project/12a8e3cbd24a3757385a302d290655d4f3c7ebf1</meta:generator>
  </office:meta>
</office:document-meta>
</file>